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457cm" fo:margin-left="-0.053cm" fo:margin-right="0.185cm" table:align="margins" style:writing-mode="lr-tb"/>
    </style:style>
    <style:style style:name="Tabla1.A" style:family="table-column">
      <style:table-column-properties style:column-width="17.457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.457cm" fo:margin-left="-0.053cm" fo:margin-right="0.185cm" table:align="margins" style:writing-mode="lr-tb"/>
    </style:style>
    <style:style style:name="Tabla2.A" style:family="table-column">
      <style:table-column-properties style:column-width="17.457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7.457cm" fo:margin-left="-0.053cm" fo:margin-right="0.185cm" table:align="margins" style:writing-mode="lr-tb"/>
    </style:style>
    <style:style style:name="Tabla3.A" style:family="table-column">
      <style:table-column-properties style:column-width="17.457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7.457cm" fo:margin-left="-0.053cm" fo:margin-right="0.185cm" table:align="margins" style:writing-mode="lr-tb"/>
    </style:style>
    <style:style style:name="Tabla4.A" style:family="table-column">
      <style:table-column-properties style:column-width="17.457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7.457cm" fo:margin-left="-0.053cm" fo:margin-right="0.185cm" table:align="margins" style:writing-mode="lr-tb"/>
    </style:style>
    <style:style style:name="Tabla5.A" style:family="table-column">
      <style:table-column-properties style:column-width="17.457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.457cm" fo:margin-left="-0.053cm" fo:margin-right="0.185cm" table:align="margins" style:writing-mode="lr-tb"/>
    </style:style>
    <style:style style:name="Tabla6.A" style:family="table-column">
      <style:table-column-properties style:column-width="17.457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7.457cm" fo:margin-left="-0.053cm" fo:margin-right="0.185cm" table:align="margins" style:writing-mode="lr-tb"/>
    </style:style>
    <style:style style:name="Tabla7.A" style:family="table-column">
      <style:table-column-properties style:column-width="17.457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7.457cm" fo:margin-left="-0.053cm" fo:margin-right="0.185cm" table:align="margins" style:writing-mode="lr-tb"/>
    </style:style>
    <style:style style:name="Tabla8.A" style:family="table-column">
      <style:table-column-properties style:column-width="17.457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7.457cm" fo:margin-left="-0.053cm" fo:margin-right="0.185cm" table:align="margins" style:writing-mode="lr-tb"/>
    </style:style>
    <style:style style:name="Tabla9.A" style:family="table-column">
      <style:table-column-properties style:column-width="17.457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7.457cm" fo:margin-left="-0.053cm" fo:margin-right="0.185cm" table:align="margins" style:writing-mode="lr-tb"/>
    </style:style>
    <style:style style:name="Tabla10.A" style:family="table-column">
      <style:table-column-properties style:column-width="17.457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7.457cm" fo:margin-left="-0.053cm" fo:margin-right="0.185cm" table:align="margins" style:writing-mode="lr-tb"/>
    </style:style>
    <style:style style:name="Tabla11.A" style:family="table-column">
      <style:table-column-properties style:column-width="17.457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7.457cm" fo:margin-left="-0.053cm" fo:margin-right="0.185cm" table:align="margins" style:writing-mode="lr-tb"/>
    </style:style>
    <style:style style:name="Tabla12.A" style:family="table-column">
      <style:table-column-properties style:column-width="17.457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7.457cm" fo:margin-left="-0.053cm" fo:margin-right="0.185cm" table:align="margins" style:writing-mode="lr-tb"/>
    </style:style>
    <style:style style:name="Tabla13.A" style:family="table-column">
      <style:table-column-properties style:column-width="17.457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7.457cm" fo:margin-left="-0.053cm" fo:margin-right="0.185cm" table:align="margins" style:writing-mode="lr-tb"/>
    </style:style>
    <style:style style:name="Tabla14.A" style:family="table-column">
      <style:table-column-properties style:column-width="17.457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7.457cm" fo:margin-left="-0.053cm" fo:margin-right="0.185cm" table:align="margins" style:writing-mode="lr-tb"/>
    </style:style>
    <style:style style:name="Tabla15.A" style:family="table-column">
      <style:table-column-properties style:column-width="17.457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6pt" fo:language="es" fo:country="ES" style:text-underline-style="none" fo:font-weight="bold" style:font-name-asian="Bitstream Vera Sans" style:font-size-asian="16pt" style:language-asian="zxx" style:country-asian="none" style:font-weight-asian="bold" style:font-name-complex="Tahoma1" style:font-size-complex="16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top="0cm" fo:margin-bottom="0.499cm"/>
      <style:text-properties fo:color="#000000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P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 style:list-style-name="L1">
      <style:text-properties style:font-name="Courier"/>
    </style:style>
    <style:style style:name="P9" style:family="paragraph" style:parent-style-name="Standard" style:list-style-name="L2">
      <style:paragraph-properties fo:margin-top="0cm" fo:margin-bottom="0.499cm"/>
      <style:text-properties style:font-name="Arial" fo:font-size="12pt" style:font-size-asian="12pt" style:font-size-complex="12pt"/>
    </style:style>
    <style:style style:name="P10" style:family="paragraph" style:parent-style-name="Standard" style:list-style-name="L2">
      <style:paragraph-properties fo:margin-top="0cm" fo:margin-bottom="0.499cm"/>
      <style:text-properties fo:color="#000000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P11" style:family="paragraph" style:parent-style-name="Standard" style:list-style-name="L2">
      <style:paragraph-properties fo:margin-top="0cm" fo:margin-bottom="0.499cm" fo:text-align="start" style:justify-single-word="false">
        <style:tab-stops>
          <style:tab-stop style:position="7.964cm"/>
        </style:tab-stops>
      </style:paragraph-properties>
      <style:text-properties fo:color="#000000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P12" style:family="paragraph" style:parent-style-name="Standard" style:list-style-name="L2">
      <style:paragraph-properties fo:margin-top="0cm" fo:margin-bottom="0.499cm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1" style:family="text">
      <style:text-properties style:font-name="Arial" fo:font-size="12pt" style:text-underline-style="none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RC. IES HARÍA</text:p>
      <text:p text:style-name="P5">UT3. Actividad 1</text:p>
      <text:p text:style-name="P4">Acceso y control remoto. Cuestionario</text:p>
      <text:p text:style-name="P4"/>
      <text:p text:style-name="P3">Utilizando la <text:span text:style-name="T2">documentación sobre control remoto del wiki</text:span> y las siguientes webs</text:p>
      <text:p text:style-name="P1"/>
      <text:list xml:id="list1139717488" text:style-name="L1">
        <text:list-item>
          <text:p text:style-name="P8"><text:a xlink:type="simple" xlink:href="http://es.wikipedia.org/wiki/X_Window"><text:span text:style-name="T1">http://es.wikipedia.org/wiki/X_Window</text:span></text:a></text:p>
        </text:list-item>
        <text:list-item>
          <text:p text:style-name="P8"><text:a xlink:type="simple" xlink:href="http://es.wikipedia.org/wiki/Ssh"><text:span text:style-name="T1">http://es.wikipedia.org/wiki/Ssh</text:span></text:a></text:p>
        </text:list-item>
        <text:list-item>
          <text:p text:style-name="P8"><text:a xlink:type="simple" xlink:href="http://es.wikipedia.org/wiki/OpenSSH"><text:span text:style-name="T1">http://es.wikipedia.org/wiki/OpenSSH</text:span></text:a></text:p>
        </text:list-item>
      </text:list>
      <text:p text:style-name="P1"/>
      <text:p text:style-name="P1">Contestar a las siguientes preguntas (puedes ir añadiendo las respuestas en el documento en GoogleDocs):</text:p>
      <text:p text:style-name="P1"/>
      <text:list xml:id="list277330986" text:style-name="L2">
        <text:list-item>
          <text:p text:style-name="P9">En líneas generales. ¿De qué se encarga el servidor y de qué se encarga el cliente en un sistema X windows?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list xml:id="list746983249" text:continue-numbering="true" text:style-name="L2">
        <text:list-header>
          <text:p text:style-name="P10"/>
        </text:list-header>
        <text:list-item>
          <text:p text:style-name="P9">¿Cuál es la función del protocolo X?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6"/>
      <text:list xml:id="list1028155234" text:continue-numbering="true" text:style-name="L2">
        <text:list-item>
          <text:p text:style-name="P9">¿A traves de que medio se realiza la comunicación entre cliente y servidor X cuando ambos se encuentran diferentes equipos?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6"/>
      <text:list xml:id="list1836299247" text:continue-numbering="true" text:style-name="L2">
        <text:list-item>
          <text:p text:style-name="P9">¿En qué se diferencian el ancho de banda y la latencia?¿Cual de los dos influye más en el rendimiento de un sistema X a través de la red?¿Por qué?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list xml:id="list1985862888" text:continue-numbering="true" text:style-name="L2">
        <text:list-header>
          <text:p text:style-name="P10"/>
        </text:list-header>
        <text:list-item>
          <text:p text:style-name="P9">Nombra tres inconvenientes de telnet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list xml:id="list1659867945" text:continue-numbering="true" text:style-name="L2">
        <text:list-header>
          <text:p text:style-name="P10"/>
          <text:p text:style-name="P9"><text:soft-page-break/></text:p>
        </text:list-header>
        <text:list-item>
          <text:p text:style-name="P9">¿Bajo que condiciones ofrecía ssh la empresa SSH Communications Security?</text:p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list xml:id="list907408322" text:continue-numbering="true" text:style-name="L2">
        <text:list-header>
          <text:p text:style-name="P10"/>
        </text:list-header>
        <text:list-item>
          <text:p text:style-name="P9">¿Qué diferencia hay entre ssh y openssh?</text:p>
        </text:list-item>
      </text:list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list xml:id="list499039032" text:continue-numbering="true" text:style-name="L2">
        <text:list-header>
          <text:p text:style-name="P10"/>
        </text:list-header>
        <text:list-item>
          <text:p text:style-name="P9">¿Quien escribio la primera implementación libre del mismo?</text:p>
        </text:list-item>
      </text:list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list xml:id="list1806239012" text:continue-numbering="true" text:style-name="L2">
        <text:list-header>
          <text:p text:style-name="P10"/>
        </text:list-header>
        <text:list-item>
          <text:p text:style-name="P9">En una sesión ssh ¿Quién genera la clave de sesión? ¿Quién envía la clave pública?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/>
          </table:table-cell>
        </table:table-row>
      </table:table>
      <text:list xml:id="list1735548826" text:continue-numbering="true" text:style-name="L2">
        <text:list-header>
          <text:p text:style-name="P10"/>
        </text:list-header>
        <text:list-item>
          <text:p text:style-name="P9">Si queremos obtener seguridad en las comunicaciones por red. ¿Qué aternativa hay al uso de túneles cifrados?</text:p>
        </text:list-item>
      </text:list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/>
          </table:table-cell>
        </table:table-row>
      </table:table>
      <text:list xml:id="list361620410" text:continue-numbering="true" text:style-name="L2">
        <text:list-header>
          <text:p text:style-name="P10"/>
        </text:list-header>
        <text:list-item>
          <text:p text:style-name="P9">¿Por qué puerto comparte vnc la sesión actual?¿Que número le corresponde a dicha sesión?</text:p>
        </text:list-item>
      </text:list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list xml:id="list1788783022" text:continue-numbering="true" text:style-name="L2">
        <text:list-header>
          <text:p text:style-name="P10"/>
        </text:list-header>
        <text:list-item>
          <text:p text:style-name="P9">¿Qué protocolo utiliza vnc?</text:p>
        </text:list-item>
      </text:list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/>
          </table:table-cell>
        </table:table-row>
      </table:table>
      <text:list xml:id="list1217435785" text:continue-numbering="true" text:style-name="L2">
        <text:list-header>
          <text:p text:style-name="P10"/>
        </text:list-header>
        <text:list-item>
          <text:p text:style-name="P9"><text:soft-page-break/>¿Qué ventajas ofrece freenx frente a vnc?</text:p>
        </text:list-item>
      </text:list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"/>
          </table:table-cell>
        </table:table-row>
      </table:table>
      <text:list xml:id="list378989442" text:continue-numbering="true" text:style-name="L2">
        <text:list-header>
          <text:p text:style-name="P10"/>
        </text:list-header>
        <text:list-item>
          <text:p text:style-name="P9">¿Podemos, mediante freenx, acceder remotamente a una sesión ya abierta en el servidor ?¿Y mediante vnc?</text:p>
        </text:list-item>
      </text:list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"/>
          </table:table-cell>
        </table:table-row>
      </table:table>
      <text:list xml:id="list1328770159" text:continue-numbering="true" text:style-name="L2">
        <text:list-header>
          <text:p text:style-name="P10"/>
        </text:list-header>
        <text:list-item>
          <text:p text:style-name="P12">¿Cuál de los dos sistemas, vnc o freenx, permite reanudar una conexión previamente interrumpida?</text:p>
        </text:list-item>
      </text:list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/>
          </table:table-cell>
        </table:table-row>
      </table:table>
      <text:list xml:id="list1505800203" text:continue-numbering="true" text:style-name="L2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s" fo:country="ES" style:font-name-asian="Bitstream Vera Sans" style:font-size-asian="12pt" style:language-asian="zxx" style:country-asian="none" style:font-name-complex="Tahoma1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/>
      <style:text-properties fo:font-size="6pt" style:font-size-asian="6pt" style:font-size-complex="6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tiqueta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2"/>
    </style:style>
    <style:style style:name="WW-Etiqueta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2"/>
    </style:style>
    <style:style style:name="WW-Etiqueta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Tahoma2"/>
    </style:style>
    <style:style style:name="WW-Etiqueta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Carácter_20_de_20_numeración" style:display-name="WW-Carácter de numeración" style:family="text"/>
    <style:style style:name="WW-Carácter_20_de_20_numeración1" style:display-name="WW-Carácter de numeración1" style:family="text"/>
    <style:style style:name="WW-Carácter_20_de_20_numeración11" style:display-name="WW-Carácter de numeración11" style:family="text"/>
    <style:style style:name="WW-Carácter_20_de_20_numeración111" style:display-name="WW-Carácter de numeración111" style:family="text"/>
    <style:style style:name="WW-Carácter_20_de_20_numeración1111" style:display-name="WW-Carácter de numeración1111" style:family="text"/>
    <style:style style:name="WW-Texto_20_no_20_proporcional" style:display-name="WW-Texto no proporcional" style:family="text">
      <style:text-properties style:font-name="Bitstream Vera Sans Mono" style:font-name-asian="Bitstream Vera Sans Mono" style:font-name-complex="Bitstream Vera Sans Mono"/>
    </style:style>
    <style:style style:name="WW-Texto_20_no_20_proporcional1" style:display-name="WW-Texto no proporcional1" style:family="text">
      <style:text-properties style:font-name="Bitstream Vera Sans Mono" style:font-name-asian="Bitstream Vera Sans Mono" style:font-name-complex="Bitstream Vera Sans Mono"/>
    </style:style>
    <style:style style:name="WW-Texto_20_no_20_proporcional11" style:display-name="WW-Texto no proporcional11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5-11-15T07:20:13</meta:creation-date>
    <dc:date>2012-01-09T21:57:48</dc:date>
    <meta:print-date>2007-11-04T22:06:33</meta:print-date>
    <meta:editing-cycles>15</meta:editing-cycles>
    <meta:editing-duration>PT1H55M57S</meta:editing-duration>
    <dc:creator>ivan </dc:creator>
    <meta:document-statistic meta:table-count="15" meta:image-count="0" meta:object-count="0" meta:page-count="3" meta:paragraph-count="23" meta:word-count="253" meta:character-count="1558" meta:non-whitespace-character-count="1346"/>
    <meta:user-defined meta:name="Info 1"/>
    <meta:user-defined meta:name="Info 2"/>
    <meta:user-defined meta:name="Info 3"/>
    <meta:user-defined meta:name="Info 4"/>
  </office:meta>
</office:document-meta>
</file>